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var(--bs-font-monospace)" svg:font-family="var(--bs-font-monospace)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ListParagraph" style:list-style-name="LFO1" style:family="paragraph">
      <style:text-properties fo:language="nl" fo:country="NL"/>
    </style:style>
    <style:style style:name="P3" style:parent-style-name="ListParagraph" style:list-style-name="LFO1" style:family="paragraph"/>
    <style:style style:name="T4" style:parent-style-name="Hyperlink" style:family="text">
      <style:text-properties style:font-name="Courier New" style:font-name-complex="Courier New" fo:font-size="10pt" style:font-size-asian="10pt" style:font-size-complex="10pt" fo:background-color="#E5E5E5" style:text-underline-type="none"/>
    </style:style>
    <style:style style:name="T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4" style:parent-style-name="Hyperlink" style:family="text">
      <style:text-properties style:font-name="Courier New" style:font-name-complex="Courier New" fo:font-size="10pt" style:font-size-asian="10pt" style:font-size-complex="10pt" fo:background-color="#E5E5E5" style:text-underline-type="none"/>
    </style:style>
    <style:style style:name="T1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6" style:parent-style-name="cm-atom" style:family="text">
      <style:text-properties style:font-name="Courier New" style:font-name-complex="Courier New" fo:color="#221199" fo:font-size="10pt" style:font-size-asian="10pt" style:font-size-complex="10pt" fo:background-color="#E5E5E5"/>
    </style:style>
    <style:style style:name="T17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18" style:parent-style-name="Normal" style:family="paragraph">
      <style:text-properties fo:language="en" fo:country="US"/>
    </style:style>
    <style:style style:name="P19" style:parent-style-name="ListParagraph" style:list-style-name="LFO1" style:family="paragraph">
      <style:text-properties fo:language="nl" fo:country="NL"/>
    </style:style>
    <style:style style:name="P20" style:parent-style-name="ListParagraph" style:list-style-name="LFO1" style:family="paragraph">
      <style:paragraph-properties fo:margin-bottom="0in" fo:line-height="100%" fo:background-color="#E5E5E5"/>
    </style:style>
    <style:style style:name="T21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2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23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2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25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2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27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2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29" style:parent-style-name="DefaultParagraphFont" style:family="text">
      <style:text-properties style:font-name="var(--bs-font-monospace)" style:font-name-asian="Times New Roman" style:font-name-complex="Courier New" fo:color="#221199" style:letter-kerning="false" fo:font-size="10pt" style:font-size-asian="10pt" style:font-size-complex="10pt" style:language-asian="en" style:country-asian="NL"/>
    </style:style>
    <style:style style:name="T3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31" style:parent-style-name="Normal" style:family="paragraph">
      <style:text-properties fo:language="en" fo:country="US"/>
    </style:style>
    <style:style style:name="P32" style:parent-style-name="ListParagraph" style:list-style-name="LFO1" style:family="paragraph">
      <style:text-properties fo:language="nl" fo:country="NL"/>
    </style:style>
    <style:style style:name="P33" style:parent-style-name="ListParagraph" style:list-style-name="LFO1" style:family="paragraph">
      <style:paragraph-properties fo:margin-bottom="0in" fo:line-height="100%" fo:background-color="#E5E5E5"/>
    </style:style>
    <style:style style:name="T34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35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36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37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38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39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40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41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42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43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44" style:parent-style-name="DefaultParagraphFont" style:family="text">
      <style:text-properties style:font-name="var(--bs-font-monospace)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45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46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47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48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49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50" style:parent-style-name="DefaultParagraphFont" style:family="text">
      <style:text-properties style:font-name="var(--bs-font-monospace)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51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52" style:parent-style-name="Normal" style:family="paragraph">
      <style:text-properties fo:language="en" fo:country="US"/>
    </style:style>
    <style:style style:name="P53" style:parent-style-name="ListParagraph" style:list-style-name="LFO1" style:family="paragraph">
      <style:text-properties fo:language="nl" fo:country="NL"/>
    </style:style>
    <style:style style:name="P54" style:parent-style-name="ListParagraph" style:list-style-name="LFO1" style:family="paragraph">
      <style:paragraph-properties fo:margin-bottom="0in" fo:line-height="100%" fo:background-color="#E5E5E5"/>
    </style:style>
    <style:style style:name="T55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5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57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5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59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6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61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62" style:parent-style-name="DefaultParagraphFont" style:family="text">
      <style:text-properties style:font-name="var(--bs-font-monospace)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63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64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65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66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67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68" style:parent-style-name="DefaultParagraphFont" style:family="text">
      <style:text-properties style:font-name="var(--bs-font-monospace)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69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70" style:parent-style-name="Normal" style:family="paragraph">
      <style:text-properties fo:language="en" fo:country="US"/>
    </style:style>
    <style:style style:name="P71" style:parent-style-name="ListParagraph" style:list-style-name="LFO1" style:family="paragraph">
      <style:text-properties fo:language="nl" fo:country="NL"/>
    </style:style>
    <style:style style:name="P72" style:parent-style-name="ListParagraph" style:list-style-name="LFO1" style:family="paragraph">
      <style:paragraph-properties fo:margin-bottom="0in" fo:line-height="100%" fo:background-color="#E5E5E5"/>
    </style:style>
    <style:style style:name="T73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7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75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7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77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7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79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8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81" style:parent-style-name="DefaultParagraphFont" style:family="text">
      <style:text-properties style:font-name="var(--bs-font-monospace)" style:font-name-asian="Times New Roman" style:font-name-complex="Courier New" fo:color="#221199" style:letter-kerning="false" fo:font-size="10pt" style:font-size-asian="10pt" style:font-size-complex="10pt" style:language-asian="en" style:country-asian="NL"/>
    </style:style>
    <style:style style:name="T8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83" style:parent-style-name="Normal" style:family="paragraph">
      <style:text-properties fo:language="nl" fo:country="NL"/>
    </style:style>
    <style:style style:name="P84" style:parent-style-name="ListParagraph" style:list-style-name="LFO1" style:family="paragraph">
      <style:paragraph-properties fo:margin-bottom="0in" fo:line-height="100%" fo:background-color="#E5E5E5"/>
    </style:style>
    <style:style style:name="T85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8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87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8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89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9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91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9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93" style:parent-style-name="DefaultParagraphFont" style:family="text">
      <style:text-properties style:font-name="var(--bs-font-monospace)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9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95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9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97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9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99" style:parent-style-name="DefaultParagraphFont" style:family="text">
      <style:text-properties style:font-name="var(--bs-font-monospace)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10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101" style:parent-style-name="Normal" style:family="paragraph">
      <style:text-properties fo:language="nl" fo:country="NL"/>
    </style:style>
    <style:style style:name="P102" style:parent-style-name="ListParagraph" style:list-style-name="LFO1" style:family="paragraph">
      <style:paragraph-properties fo:margin-bottom="0in" fo:line-height="100%" fo:background-color="#E5E5E5"/>
    </style:style>
    <style:style style:name="T103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0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05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0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07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0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09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11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11" style:parent-style-name="DefaultParagraphFont" style:family="text">
      <style:text-properties style:font-name="var(--bs-font-monospace)" style:font-name-asian="Times New Roman" style:font-name-complex="Courier New" fo:color="#116644" style:letter-kerning="false" fo:font-size="10pt" style:font-size-asian="10pt" style:font-size-complex="10pt" style:language-asian="en" style:country-asian="NL"/>
    </style:style>
    <style:style style:name="T11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13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11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15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11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17" style:parent-style-name="DefaultParagraphFont" style:family="text">
      <style:text-properties style:font-name="var(--bs-font-monospace)" style:font-name-asian="Times New Roman" style:font-name-complex="Courier New" fo:color="#116644" style:letter-kerning="false" fo:font-size="10pt" style:font-size-asian="10pt" style:font-size-complex="10pt" style:language-asian="en" style:country-asian="NL"/>
    </style:style>
    <style:style style:name="T11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119" style:parent-style-name="Normal" style:family="paragraph">
      <style:text-properties fo:language="nl" fo:country="NL"/>
    </style:style>
    <style:style style:name="P120" style:parent-style-name="ListParagraph" style:list-style-name="LFO1" style:family="paragraph">
      <style:text-properties fo:language="nl" fo:country="NL"/>
    </style:style>
    <style:style style:name="P121" style:parent-style-name="Normal" style:family="paragraph">
      <style:text-properties fo:language="nl" fo:country="NL"/>
    </style:style>
    <style:style style:name="P122" style:parent-style-name="ListParagraph" style:list-style-name="LFO1" style:family="paragraph">
      <style:paragraph-properties fo:margin-bottom="0in" fo:line-height="100%" fo:background-color="#E5E5E5"/>
    </style:style>
    <style:style style:name="T123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2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25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2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27" style:parent-style-name="DefaultParagraphFont" style:family="text">
      <style:text-properties style:font-name="var(--bs-font-monospace)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12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29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3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31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13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33" style:parent-style-name="DefaultParagraphFont" style:family="text">
      <style:text-properties style:font-name="var(--bs-font-monospace)" style:font-name-asian="Times New Roman" style:font-name-complex="Courier New" fo:color="#116644" style:letter-kerning="false" fo:font-size="10pt" style:font-size-asian="10pt" style:font-size-complex="10pt" style:language-asian="en" style:country-asian="NL"/>
    </style:style>
    <style:style style:name="T13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35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13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37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13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39" style:parent-style-name="DefaultParagraphFont" style:family="text">
      <style:text-properties style:font-name="var(--bs-font-monospace)" style:font-name-asian="Times New Roman" style:font-name-complex="Courier New" fo:color="#116644" style:letter-kerning="false" fo:font-size="10pt" style:font-size-asian="10pt" style:font-size-complex="10pt" style:language-asian="en" style:country-asian="NL"/>
    </style:style>
    <style:style style:name="T14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141" style:parent-style-name="Normal" style:family="paragraph">
      <style:text-properties fo:language="nl" fo:country="NL"/>
    </style:style>
    <style:style style:name="P142" style:parent-style-name="ListParagraph" style:list-style-name="LFO1" style:family="paragraph">
      <style:paragraph-properties fo:margin-bottom="0in" fo:line-height="100%" fo:background-color="#E5E5E5"/>
    </style:style>
    <style:style style:name="T143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4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45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4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47" style:parent-style-name="DefaultParagraphFont" style:family="text">
      <style:text-properties style:font-name="var(--bs-font-monospace)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14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49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5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51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5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53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15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55" style:parent-style-name="DefaultParagraphFont" style:family="text">
      <style:text-properties style:font-name="var(--bs-font-monospace)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15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57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15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59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6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61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16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63" style:parent-style-name="DefaultParagraphFont" style:family="text">
      <style:text-properties style:font-name="var(--bs-font-monospace)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16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165" style:parent-style-name="Normal" style:family="paragraph">
      <style:text-properties fo:language="en" fo:country="US"/>
    </style:style>
    <style:style style:name="P166" style:parent-style-name="ListParagraph" style:list-style-name="LFO1" style:family="paragraph">
      <style:paragraph-properties fo:margin-bottom="0in" fo:line-height="100%" fo:background-color="#E5E5E5"/>
    </style:style>
    <style:style style:name="T167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6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69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7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71" style:parent-style-name="DefaultParagraphFont" style:family="text">
      <style:text-properties style:font-name="var(--bs-font-monospace)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17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73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7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75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17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77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17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79" style:parent-style-name="DefaultParagraphFont" style:family="text">
      <style:text-properties style:font-name="var(--bs-font-monospace)" style:font-name-asian="Times New Roman" style:font-name-complex="Courier New" fo:color="#116644" style:letter-kerning="false" fo:font-size="10pt" style:font-size-asian="10pt" style:font-size-complex="10pt" style:language-asian="en" style:country-asian="NL"/>
    </style:style>
    <style:style style:name="T18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81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8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83" style:parent-style-name="DefaultParagraphFont" style:family="text">
      <style:text-properties style:font-name="var(--bs-font-monospace)" style:font-name-asian="Times New Roman" style:font-name-complex="Courier New" fo:color="#116644" style:letter-kerning="false" fo:font-size="10pt" style:font-size-asian="10pt" style:font-size-complex="10pt" style:language-asian="en" style:country-asian="NL"/>
    </style:style>
    <style:style style:name="T18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185" style:parent-style-name="Normal" style:family="paragraph">
      <style:text-properties fo:language="en" fo:country="US"/>
    </style:style>
    <style:style style:name="P186" style:parent-style-name="ListParagraph" style:list-style-name="LFO1" style:family="paragraph">
      <style:paragraph-properties fo:margin-bottom="0in" fo:line-height="100%" fo:background-color="#E5E5E5"/>
    </style:style>
    <style:style style:name="T187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8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89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9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91" style:parent-style-name="DefaultParagraphFont" style:family="text">
      <style:text-properties style:font-name="var(--bs-font-monospace)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19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93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9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95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9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97" style:parent-style-name="DefaultParagraphFont" style:family="text">
      <style:text-properties style:font-name="var(--bs-font-monospace)" style:font-name-asian="Times New Roman" style:font-name-complex="Courier New" fo:color="#221199" style:letter-kerning="false" fo:font-size="10pt" style:font-size-asian="10pt" style:font-size-complex="10pt" style:language-asian="en" style:country-asian="NL"/>
    </style:style>
    <style:style style:name="T19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199" style:parent-style-name="Normal" style:family="paragraph">
      <style:text-properties fo:language="en" fo:country="US"/>
    </style:style>
  </office:automatic-styles>
  <office:body>
    <office:text text:use-soft-page-breaks="true">
      <text:p text:style-name="P1">Bier 12</text:p>
      <text:list text:style-name="LFO1" text:continue-numbering="true">
        <text:list-item>
          <text:p text:style-name="P2">Sort = null. Naam soor tstijl</text:p>
        </text:list-item>
        <text:list-item>
          <text:p text:style-name="P3"><text:a xlink:href="http://localhost/phpmyadmin/url.php?url=https://dev.mysql.com/doc/refman/8.0/en/select.html" office:target-frame-name="mysql_doc" xlink:show="replace"><text:span text:style-name="T4">SELECT</text:span></text:a><text:span text:style-name="T5">  naam</text:span><text:span text:style-name="T6">,</text:span><text:span text:style-name="T7"> soort</text:span><text:span text:style-name="T8">,</text:span><text:span text:style-name="T9"> stijl</text:span><text:span text:style-name="T10"><text:s/>FROM</text:span><text:span text:style-name="T11"> bier </text:span><text:span text:style-name="T12">WHERE</text:span><text:span text:style-name="T13"> soort </text:span><text:a xlink:href="http://localhost/phpmyadmin/url.php?url=https://dev.mysql.com/doc/refman/8.0/en/comparison-operators.html%23operator_is" office:target-frame-name="mysql_doc" xlink:show="replace"><text:span text:style-name="T14">IS</text:span></text:a><text:span text:style-name="T15"> </text:span><text:span text:style-name="T16">NULL</text:span><text:span text:style-name="T17">;</text:span></text:p>
        </text:list-item>
      </text:list>
      <text:p text:style-name="P18">Bier 13</text:p>
      <text:list text:style-name="LFO1" text:continue-numbering="true">
        <text:list-item>
          <text:p text:style-name="P19">Stijl =x. naam sort stijl</text:p>
          <text:list text:continue-numbering="true">
            <text:list-item>
              <text:p text:style-name="P20"><text:a xlink:href="http://localhost/phpmyadmin/url.php?url=https://dev.mysql.com/doc/refman/8.0/en/select.html" office:target-frame-name="mysql_doc" xlink:show="replace"><text:span text:style-name="T21">SELECT</text:span></text:a><text:span text:style-name="T22"> naam, soort, stijl </text:span><text:span text:style-name="T23">FROM</text:span><text:span text:style-name="T24"> bier </text:span><text:span text:style-name="T25">WHERE</text:span><text:span text:style-name="T26"> stijl </text:span><text:a xlink:href="http://localhost/phpmyadmin/url.php?url=https://dev.mysql.com/doc/refman/8.0/en/comparison-operators.html%23operator_is" office:target-frame-name="mysql_doc" xlink:show="replace"><text:span text:style-name="T27">IS</text:span></text:a><text:span text:style-name="T28"> </text:span><text:span text:style-name="T29">NULL</text:span><text:span text:style-name="T30">;</text:span></text:p>
            </text:list-item>
          </text:list>
        </text:list-item>
      </text:list>
      <text:p text:style-name="P31">Bier 14</text:p>
      <text:list text:style-name="LFO1" text:continue-numbering="true">
        <text:list-item>
          <text:p text:style-name="P32">Stijl &gt;=<text:s/>“LAGER”<text:s/>&amp;&amp; stijl &lt;= “STOUT-POR”. Soort 1x</text:p>
        </text:list-item>
        <text:list-item>
          <text:p text:style-name="P33"><text:a xlink:href="http://localhost/phpmyadmin/url.php?url=https://dev.mysql.com/doc/refman/8.0/en/select.html" office:target-frame-name="mysql_doc" xlink:show="replace"><text:span text:style-name="T34">SELECT</text:span></text:a><text:span text:style-name="T35"> </text:span><text:span text:style-name="T36">DISTINCT</text:span><text:span text:style-name="T37"> soort </text:span><text:span text:style-name="T38">FROM</text:span><text:span text:style-name="T39"> bier </text:span><text:span text:style-name="T40">WHERE</text:span><text:span text:style-name="T41"> stijl </text:span><text:span text:style-name="T42">&gt;=</text:span><text:span text:style-name="T43"> </text:span><text:span text:style-name="T44">'LAGER'</text:span><text:span text:style-name="T45"> </text:span><text:span text:style-name="T46">&amp;&amp;</text:span><text:span text:style-name="T47"> stijl </text:span><text:span text:style-name="T48">&lt;=</text:span><text:span text:style-name="T49"> </text:span><text:span text:style-name="T50">'STOUT-POR'</text:span><text:span text:style-name="T51">;</text:span></text:p>
        </text:list-item>
      </text:list>
      <text:p text:style-name="P52">Bier 29</text:p>
      <text:list text:style-name="LFO1" text:continue-numbering="true">
        <text:list-item>
          <text:p text:style-name="P53">Alcohol &gt;=6 &amp;&amp; alcohol &lt;= 8. Naam stijl alcohol</text:p>
        </text:list-item>
        <text:list-item>
          <text:p text:style-name="P54"><text:a xlink:href="http://localhost/phpmyadmin/url.php?url=https://dev.mysql.com/doc/refman/8.0/en/select.html" office:target-frame-name="mysql_doc" xlink:show="replace"><text:span text:style-name="T55">SELECT</text:span></text:a><text:span text:style-name="T56"> naam, stijl, alcohol </text:span><text:span text:style-name="T57">FROM</text:span><text:span text:style-name="T58"> bier </text:span><text:span text:style-name="T59">WHERE</text:span><text:span text:style-name="T60"> alcohol </text:span><text:span text:style-name="T61">&gt;=</text:span><text:span text:style-name="T62">'6'</text:span><text:span text:style-name="T63"> </text:span><text:span text:style-name="T64">&amp;&amp;</text:span><text:span text:style-name="T65"> alcohol </text:span><text:span text:style-name="T66">&lt;=</text:span><text:span text:style-name="T67"> </text:span><text:span text:style-name="T68">'8'</text:span><text:span text:style-name="T69">;</text:span></text:p>
        </text:list-item>
      </text:list>
      <text:p text:style-name="P70">Bier 30</text:p>
      <text:list text:style-name="LFO1" text:continue-numbering="true">
        <text:list-item>
          <text:p text:style-name="P71">Stijl is null. Naam stijl</text:p>
        </text:list-item>
        <text:list-item>
          <text:p text:style-name="P72"><text:a xlink:href="http://localhost/phpmyadmin/url.php?url=https://dev.mysql.com/doc/refman/8.0/en/select.html" office:target-frame-name="mysql_doc" xlink:show="replace"><text:span text:style-name="T73">SELECT</text:span></text:a><text:span text:style-name="T74"> naam, stijl </text:span><text:span text:style-name="T75">FROM</text:span><text:span text:style-name="T76"> bier </text:span><text:span text:style-name="T77">WHERE</text:span><text:span text:style-name="T78"> stijl </text:span><text:a xlink:href="http://localhost/phpmyadmin/url.php?url=https://dev.mysql.com/doc/refman/8.0/en/comparison-operators.html%23operator_is" office:target-frame-name="mysql_doc" xlink:show="replace"><text:span text:style-name="T79">IS</text:span></text:a><text:span text:style-name="T80"> </text:span><text:span text:style-name="T81">NULL</text:span><text:span text:style-name="T82">;</text:span></text:p>
        </text:list-item>
      </text:list>
      <text:p text:style-name="P83">3dp11</text:p>
      <text:list text:style-name="LFO1" text:continue-numbering="true">
        <text:list-item>
          <text:p text:style-name="P84"><text:a xlink:href="http://localhost/phpmyadmin/url.php?url=https://dev.mysql.com/doc/refman/8.0/en/select.html" office:target-frame-name="mysql_doc" xlink:show="replace"><text:span text:style-name="T85">SELECT</text:span></text:a><text:span text:style-name="T86"> naam, postcode </text:span><text:span text:style-name="T87">FROM</text:span><text:span text:style-name="T88"> klant </text:span><text:span text:style-name="T89">WHERE</text:span><text:span text:style-name="T90"> naam </text:span><text:span text:style-name="T91">&gt;=</text:span><text:span text:style-name="T92"> </text:span><text:span text:style-name="T93">'Janken'</text:span><text:span text:style-name="T94"> </text:span><text:span text:style-name="T95">&amp;&amp;</text:span><text:span text:style-name="T96"> naam </text:span><text:span text:style-name="T97">&lt;=</text:span><text:span text:style-name="T98"> </text:span><text:span text:style-name="T99">'Krijsen'</text:span><text:span text:style-name="T100">;</text:span></text:p>
        </text:list-item>
      </text:list>
      <text:p text:style-name="P101">3dp12</text:p>
      <text:list text:style-name="LFO1" text:continue-numbering="true">
        <text:list-item>
          <text:p text:style-name="P102"><text:a xlink:href="http://localhost/phpmyadmin/url.php?url=https://dev.mysql.com/doc/refman/8.0/en/select.html" office:target-frame-name="mysql_doc" xlink:show="replace"><text:span text:style-name="T103">SELECT</text:span></text:a><text:span text:style-name="T104"> filmnaam, regisseur, releasejaar </text:span><text:span text:style-name="T105">FROM</text:span><text:span text:style-name="T106"> film </text:span><text:span text:style-name="T107">WHERE</text:span><text:span text:style-name="T108"> releasejaar </text:span><text:span text:style-name="T109">&gt;=</text:span><text:span text:style-name="T110"> </text:span><text:span text:style-name="T111">2012</text:span><text:span text:style-name="T112"> </text:span><text:span text:style-name="T113">&amp;&amp;</text:span><text:span text:style-name="T114"> releasejaar </text:span><text:span text:style-name="T115">&lt;=</text:span><text:span text:style-name="T116"> </text:span><text:span text:style-name="T117">2019</text:span><text:span text:style-name="T118">;</text:span></text:p>
        </text:list-item>
      </text:list>
      <text:p text:style-name="P119">3dp25</text:p>
      <text:list text:style-name="LFO1" text:continue-numbering="true">
        <text:list-item>
          <text:p text:style-name="P120">SELECT naam, gebdatum FROM klant WHERE gebdatum &gt;= 1970 &amp;&amp; gebdatum &lt;= 1980;</text:p>
        </text:list-item>
      </text:list>
      <text:p text:style-name="P121">3dp26</text:p>
      <text:list text:style-name="LFO1" text:continue-numbering="true">
        <text:list-item>
          <text:p text:style-name="P122"><text:a xlink:href="http://localhost/phpmyadmin/url.php?url=https://dev.mysql.com/doc/refman/8.0/en/select.html" office:target-frame-name="mysql_doc" xlink:show="replace"><text:span text:style-name="T123">SELECT</text:span></text:a><text:span text:style-name="T124"> filmnaam, duur </text:span><text:span text:style-name="T125">FROM</text:span><text:span text:style-name="T126"> </text:span><text:span text:style-name="T127">`film`</text:span><text:span text:style-name="T128"> </text:span><text:span text:style-name="T129">WHERE</text:span><text:span text:style-name="T130"> duur </text:span><text:span text:style-name="T131">&gt;=</text:span><text:span text:style-name="T132"> </text:span><text:span text:style-name="T133">120</text:span><text:span text:style-name="T134"> </text:span><text:span text:style-name="T135">&amp;&amp;</text:span><text:span text:style-name="T136"> duur </text:span><text:span text:style-name="T137">&lt;=</text:span><text:span text:style-name="T138"> </text:span><text:span text:style-name="T139">130</text:span><text:span text:style-name="T140">;</text:span></text:p>
        </text:list-item>
      </text:list>
      <text:p text:style-name="P141">3dp27</text:p>
      <text:list text:style-name="LFO1" text:continue-numbering="true">
        <text:list-item>
          <text:p text:style-name="P142"><text:a xlink:href="http://localhost/phpmyadmin/url.php?url=https://dev.mysql.com/doc/refman/8.0/en/select.html" office:target-frame-name="mysql_doc" xlink:show="replace"><text:span text:style-name="T143">SELECT</text:span></text:a><text:span text:style-name="T144"> naam, plaats </text:span><text:span text:style-name="T145">FROM</text:span><text:span text:style-name="T146"> </text:span><text:span text:style-name="T147">`klant`</text:span><text:span text:style-name="T148"> </text:span><text:span text:style-name="T149">WHERE</text:span><text:span text:style-name="T150"> </text:span><text:a xlink:href="http://localhost/phpmyadmin/url.php?url=https://dev.mysql.com/doc/refman/8.0/en/logical-operators.html%23operator_not" office:target-frame-name="mysql_doc" xlink:show="replace"><text:span text:style-name="T151">NOT</text:span></text:a><text:span text:style-name="T152"> plaats </text:span><text:span text:style-name="T153">=</text:span><text:span text:style-name="T154"> </text:span><text:span text:style-name="T155">'Spijkenisse'</text:span><text:span text:style-name="T156"> </text:span><text:span text:style-name="T157">&amp;&amp;</text:span><text:span text:style-name="T158"> </text:span><text:a xlink:href="http://localhost/phpmyadmin/url.php?url=https://dev.mysql.com/doc/refman/8.0/en/logical-operators.html%23operator_not" office:target-frame-name="mysql_doc" xlink:show="replace"><text:span text:style-name="T159">NOT</text:span></text:a><text:span text:style-name="T160"> plaats </text:span><text:span text:style-name="T161">=</text:span><text:span text:style-name="T162"> </text:span><text:span text:style-name="T163">'Hellevoetsluis'</text:span><text:span text:style-name="T164">;</text:span></text:p>
        </text:list-item>
      </text:list>
      <text:p text:style-name="P165">3dp28</text:p>
      <text:list text:style-name="LFO1" text:continue-numbering="true">
        <text:list-item>
          <text:p text:style-name="P166"><text:a xlink:href="http://localhost/phpmyadmin/url.php?url=https://dev.mysql.com/doc/refman/8.0/en/select.html" office:target-frame-name="mysql_doc" xlink:show="replace"><text:span text:style-name="T167">SELECT</text:span></text:a><text:span text:style-name="T168"> boekdatum, avolwassenen, akinderen </text:span><text:span text:style-name="T169">FROM</text:span><text:span text:style-name="T170"> </text:span><text:span text:style-name="T171">`boeking`</text:span><text:span text:style-name="T172"> </text:span><text:span text:style-name="T173">WHERE</text:span><text:span text:style-name="T174"> avolwassenen </text:span><text:span text:style-name="T175">+</text:span><text:span text:style-name="T176"> akinderen </text:span><text:span text:style-name="T177">=</text:span><text:span text:style-name="T178"> </text:span><text:span text:style-name="T179">1</text:span><text:span text:style-name="T180"> </text:span><text:a xlink:href="http://localhost/phpmyadmin/url.php?url=https://dev.mysql.com/doc/refman/8.0/en/logical-operators.html%23operator_or" office:target-frame-name="mysql_doc" xlink:show="replace"><text:span text:style-name="T181">OR</text:span></text:a><text:span text:style-name="T182"> </text:span><text:span text:style-name="T183">2</text:span><text:span text:style-name="T184">;</text:span></text:p>
        </text:list-item>
      </text:list>
      <text:p text:style-name="P185">3dp29</text:p>
      <text:list text:style-name="LFO1" text:continue-numbering="true">
        <text:list-item>
          <text:p text:style-name="P186"><text:a xlink:href="http://localhost/phpmyadmin/url.php?url=https://dev.mysql.com/doc/refman/8.0/en/select.html" office:target-frame-name="mysql_doc" xlink:show="replace"><text:span text:style-name="T187">SELECT</text:span></text:a><text:span text:style-name="T188"> email </text:span><text:span text:style-name="T189">FROM</text:span><text:span text:style-name="T190"> </text:span><text:span text:style-name="T191">`klant`</text:span><text:span text:style-name="T192"> </text:span><text:span text:style-name="T193">WHERE</text:span><text:span text:style-name="T194"> email </text:span><text:a xlink:href="http://localhost/phpmyadmin/url.php?url=https://dev.mysql.com/doc/refman/8.0/en/comparison-operators.html%23operator_is" office:target-frame-name="mysql_doc" xlink:show="replace"><text:span text:style-name="T195">IS</text:span></text:a><text:span text:style-name="T196"> </text:span><text:span text:style-name="T197">NULL</text:span><text:span text:style-name="T198">;</text:span></text:p>
        </text:list-item>
      </text:list>
      <text:p text:style-name="P1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var(--bs-font-monospace)" svg:font-family="var(--bs-font-monospace)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m-keyword" style:display-name="cm-keyword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m-punctuation" style:display-name="cm-punctuation" style:family="text" style:parent-style-name="DefaultParagraphFont"/>
    <style:style style:name="cm-atom" style:display-name="cm-atom" style:family="text" style:parent-style-name="DefaultParagraphFont"/>
    <style:style style:name="cm-operator" style:display-name="cm-operator" style:family="text" style:parent-style-name="DefaultParagraphFont"/>
    <style:style style:name="cm-string" style:display-name="cm-string" style:family="text" style:parent-style-name="DefaultParagraphFont"/>
    <style:style style:name="cm-number" style:display-name="cm-number" style:family="text" style:parent-style-name="DefaultParagraphFont"/>
    <style:style style:name="cm-variable-2" style:display-name="cm-variable-2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mes de Beer</meta:initial-creator>
    <dc:creator>James de Beer</dc:creator>
    <meta:creation-date>2023-12-19T14:00:00Z</meta:creation-date>
    <dc:date>2023-12-19T14:33:00Z</dc:date>
    <meta:template xlink:href="Normal" xlink:type="simple"/>
    <meta:editing-cycles>2</meta:editing-cycles>
    <meta:editing-duration>PT1980S</meta:editing-duration>
    <meta:document-statistic meta:page-count="1" meta:paragraph-count="7" meta:word-count="528" meta:character-count="3532" meta:row-count="25" meta:non-whitespace-character-count="3011"/>
  </office:meta>
</office:document-meta>
</file>